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80000000800F3254CFE33124B2.png" manifest:media-type="image/png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000000001DB0000006C5D2128B1793B32DE.jpg" manifest:media-type="image/jpeg"/>
  <manifest:file-entry manifest:full-path="Pictures/100000000000020200000106871B5B659E8445D8.jpg" manifest:media-type="image/jpe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39df3c0" officeooo:paragraph-rsid="039df3c0"/>
    </style:style>
    <style:style style:name="P4" style:family="paragraph" style:parent-style-name="Text_20_body">
      <style:text-properties officeooo:rsid="039fa2b5" officeooo:paragraph-rsid="039fa2b5"/>
    </style:style>
    <style:style style:name="P5" style:family="paragraph" style:parent-style-name="Text_20_body">
      <style:text-properties officeooo:rsid="039fb94a" officeooo:paragraph-rsid="039fb94a"/>
    </style:style>
    <style:style style:name="P6" style:family="paragraph" style:parent-style-name="Text_20_body">
      <style:text-properties officeooo:rsid="039fb94a" officeooo:paragraph-rsid="03a3b98b"/>
    </style:style>
    <style:style style:name="P7" style:family="paragraph" style:parent-style-name="Text_20_body">
      <style:text-properties officeooo:rsid="03a0f6ba" officeooo:paragraph-rsid="03a0f6ba"/>
    </style:style>
    <style:style style:name="P8" style:family="paragraph" style:parent-style-name="Text_20_body">
      <style:text-properties officeooo:rsid="03a51474" officeooo:paragraph-rsid="03a51474"/>
    </style:style>
    <style:style style:name="P9" style:family="paragraph" style:parent-style-name="Text_20_body">
      <style:text-properties officeooo:rsid="03a756d7" officeooo:paragraph-rsid="03a756d7"/>
    </style:style>
    <style:style style:name="P10" style:family="paragraph" style:parent-style-name="Text_20_body">
      <style:text-properties officeooo:rsid="03a9064a" officeooo:paragraph-rsid="03a9064a"/>
    </style:style>
    <style:style style:name="P11" style:family="paragraph" style:parent-style-name="Text_20_body">
      <style:text-properties officeooo:rsid="03a91c57" officeooo:paragraph-rsid="03a91c57"/>
    </style:style>
    <style:style style:name="P12" style:family="paragraph" style:parent-style-name="Text_20_body">
      <style:text-properties officeooo:paragraph-rsid="03aa70ca"/>
    </style:style>
    <style:style style:name="P13" style:family="paragraph" style:parent-style-name="Text_20_body">
      <style:text-properties officeooo:rsid="03aa70ca" officeooo:paragraph-rsid="03b1c27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rsid="039fb94a" officeooo:paragraph-rsid="039fb94a"/>
    </style:style>
    <style:style style:name="P23" style:family="paragraph" style:parent-style-name="Standard">
      <style:text-properties officeooo:rsid="03529f02" officeooo:paragraph-rsid="03b2d248"/>
    </style:style>
    <style:style style:name="P24" style:family="paragraph" style:parent-style-name="Standard">
      <style:text-properties officeooo:paragraph-rsid="03b2d248"/>
    </style:style>
    <style:style style:name="P25" style:family="paragraph" style:parent-style-name="Text_20_body">
      <style:text-properties officeooo:rsid="03a0f6ba" officeooo:paragraph-rsid="03a0f6ba"/>
    </style:style>
    <style:style style:name="P26" style:family="paragraph" style:parent-style-name="Text_20_body">
      <style:text-properties officeooo:rsid="03b2d248" officeooo:paragraph-rsid="03b2d248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officeooo:rsid="039df3c0"/>
    </style:style>
    <style:style style:name="T4" style:family="text">
      <style:text-properties officeooo:rsid="03a9064a"/>
    </style:style>
    <style:style style:name="T5" style:family="text">
      <style:text-properties officeooo:rsid="03b1c27d"/>
    </style:style>
    <style:style style:name="T6" style:family="text">
      <style:text-properties officeooo:rsid="03aa70c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1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0.1.17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324_2343488134" text:style-name="Index_20_Link" text:visited-style-name="Index_20_Link">Node menu<text:tab/>2</text:a></text:p>
          <text:p text:style-name="P15"><text:a xlink:type="simple" xlink:href="#__RefHeading___Toc7198_1018700038" text:style-name="Index_20_Link" text:visited-style-name="Index_20_Link">Move<text:tab/>2</text:a></text:p>
          <text:p text:style-name="P15"><text:a xlink:type="simple" xlink:href="#__RefHeading___Toc7200_1018700038" text:style-name="Index_20_Link" text:visited-style-name="Index_20_Link">Rotate<text:tab/>2</text:a></text:p>
          <text:p text:style-name="P15"><text:a xlink:type="simple" xlink:href="#__RefHeading___Toc7202_1018700038" text:style-name="Index_20_Link" text:visited-style-name="Index_20_Link">Resize<text:tab/>2</text:a></text:p>
          <text:p text:style-name="P15"><text:a xlink:type="simple" xlink:href="#__RefHeading___Toc7204_1018700038" text:style-name="Index_20_Link" text:visited-style-name="Index_20_Link">Copy<text:tab/>2</text:a></text:p>
          <text:p text:style-name="P15"><text:a xlink:type="simple" xlink:href="#__RefHeading___Toc7206_1018700038" text:style-name="Index_20_Link" text:visited-style-name="Index_20_Link">Paste<text:tab/>2</text:a></text:p>
          <text:p text:style-name="P15"><text:a xlink:type="simple" xlink:href="#__RefHeading___Toc7208_1018700038" text:style-name="Index_20_Link" text:visited-style-name="Index_20_Link">Duplicate Keep Input<text:tab/>2</text:a></text:p>
          <text:p text:style-name="P15"><text:a xlink:type="simple" xlink:href="#__RefHeading___Toc7210_1018700038" text:style-name="Index_20_Link" text:visited-style-name="Index_20_Link">Duplicate<text:tab/>2</text:a></text:p>
          <text:p text:style-name="P15"><text:a xlink:type="simple" xlink:href="#__RefHeading___Toc7212_1018700038" text:style-name="Index_20_Link" text:visited-style-name="Index_20_Link">Delete<text:tab/>2</text:a></text:p>
          <text:p text:style-name="P15"><text:a xlink:type="simple" xlink:href="#__RefHeading___Toc7214_1018700038" text:style-name="Index_20_Link" text:visited-style-name="Index_20_Link">Delete with Reconnect<text:tab/>2</text:a></text:p>
          <text:p text:style-name="P15"><text:a xlink:type="simple" xlink:href="#__RefHeading___Toc7216_1018700038" text:style-name="Index_20_Link" text:visited-style-name="Index_20_Link">Join new Frame<text:tab/>3</text:a></text:p>
          <text:p text:style-name="P15"><text:a xlink:type="simple" xlink:href="#__RefHeading___Toc7218_1018700038" text:style-name="Index_20_Link" text:visited-style-name="Index_20_Link">Remove from Frame<text:tab/>3</text:a></text:p>
          <text:p text:style-name="P15"><text:a xlink:type="simple" xlink:href="#__RefHeading___Toc266_140681682" text:style-name="Index_20_Link" text:visited-style-name="Index_20_Link">Frame Make Parent<text:tab/>3</text:a></text:p>
          <text:p text:style-name="P15"><text:a xlink:type="simple" xlink:href="#__RefHeading___Toc7220_1018700038" text:style-name="Index_20_Link" text:visited-style-name="Index_20_Link">Links<text:tab/>3</text:a></text:p>
          <text:p text:style-name="P16"><text:a xlink:type="simple" xlink:href="#__RefHeading___Toc7222_1018700038" text:style-name="Index_20_Link" text:visited-style-name="Index_20_Link">Make Links<text:tab/>3</text:a></text:p>
          <text:p text:style-name="P16"><text:a xlink:type="simple" xlink:href="#__RefHeading___Toc7224_1018700038" text:style-name="Index_20_Link" text:visited-style-name="Index_20_Link">Make and Replace Links<text:tab/>3</text:a></text:p>
          <text:p text:style-name="P16"><text:a xlink:type="simple" xlink:href="#__RefHeading___Toc7226_1018700038" text:style-name="Index_20_Link" text:visited-style-name="Index_20_Link">Detach Links<text:tab/>3</text:a></text:p>
          <text:p text:style-name="P16"><text:a xlink:type="simple" xlink:href="#__RefHeading___Toc7228_1018700038" text:style-name="Index_20_Link" text:visited-style-name="Index_20_Link">Detach Links Move<text:tab/>3</text:a></text:p>
          <text:p text:style-name="P16"><text:a xlink:type="simple" xlink:href="#__RefHeading___Toc416_3727265617" text:style-name="Index_20_Link" text:visited-style-name="Index_20_Link">Mute Links<text:tab/>3</text:a></text:p>
          <text:p text:style-name="P15"><text:a xlink:type="simple" xlink:href="#__RefHeading___Toc268_140681682" text:style-name="Index_20_Link" text:visited-style-name="Index_20_Link">Separate<text:tab/>3</text:a></text:p>
          <text:p text:style-name="P16"><text:a xlink:type="simple" xlink:href="#__RefHeading___Toc270_140681682" text:style-name="Index_20_Link" text:visited-style-name="Index_20_Link">Copy<text:tab/>3</text:a></text:p>
          <text:p text:style-name="P16"><text:a xlink:type="simple" xlink:href="#__RefHeading___Toc272_140681682" text:style-name="Index_20_Link" text:visited-style-name="Index_20_Link">Move<text:tab/>3</text:a></text:p>
          <text:p text:style-name="P15"><text:a xlink:type="simple" xlink:href="#__RefHeading___Toc284_140681682" text:style-name="Index_20_Link" text:visited-style-name="Index_20_Link">Hide / Toggle<text:tab/>4</text:a></text:p>
          <text:p text:style-name="P16"><text:a xlink:type="simple" xlink:href="#__RefHeading___Toc286_140681682" text:style-name="Index_20_Link" text:visited-style-name="Index_20_Link">Hide<text:tab/>4</text:a></text:p>
          <text:p text:style-name="P16"><text:a xlink:type="simple" xlink:href="#__RefHeading___Toc288_140681682" text:style-name="Index_20_Link" text:visited-style-name="Index_20_Link">Toggle Node Mute<text:tab/>4</text:a></text:p>
          <text:p text:style-name="P16"><text:a xlink:type="simple" xlink:href="#__RefHeading___Toc290_140681682" text:style-name="Index_20_Link" text:visited-style-name="Index_20_Link">Toggle Node Preview<text:tab/>4</text:a></text:p>
          <text:p text:style-name="P16"><text:a xlink:type="simple" xlink:href="#__RefHeading___Toc292_140681682" text:style-name="Index_20_Link" text:visited-style-name="Index_20_Link">Toggle hidden node sockets<text:tab/>4</text:a></text:p>
          <text:p text:style-name="P16"><text:a xlink:type="simple" xlink:href="#__RefHeading___Toc294_140681682" text:style-name="Index_20_Link" text:visited-style-name="Index_20_Link">Toggle Node Options<text:tab/>4</text:a></text:p>
          <text:p text:style-name="P16"><text:a xlink:type="simple" xlink:href="#__RefHeading___Toc296_140681682" text:style-name="Index_20_Link" text:visited-style-name="Index_20_Link">Collapse and Hide Unused Sockets<text:tab/>4</text:a></text:p>
          <text:p text:style-name="P15"><text:a xlink:type="simple" xlink:href="#__RefHeading___Toc307_140681682" text:style-name="Index_20_Link" text:visited-style-name="Index_20_Link">Render View Layers<text:tab/>4</text:a></text:p>
          <text:p text:style-name="P15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24"/>
      <table:table table:name="Tabelle3" table:style-name="Tabelle3">
        <table:table-column table:style-name="Tabelle3.A"/>
        <table:table-row table:style-name="TableLine2860561821696">
          <table:table-cell table:style-name="Tabelle3.A1" office:value-type="string">
            <text:h text:style-name="P21" text:outline-level="1"><text:bookmark-start text:name="__RefHeading___Toc1324_2343488134"/>N<text:span text:style-name="T3">ode menu</text:span><text:bookmark-end text:name="__RefHeading___Toc1324_2343488134"/></text:h>
          </table:table-cell>
        </table:table-row>
      </table:table>
      <text:p text:style-name="Standard"><draw:frame draw:style-name="fr2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3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4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4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4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4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4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5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5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5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5">Deletes the selected node(s). When this node is in the middle of a connection, then the connections will be reconnected.</text:p>
      <text:p text:style-name="Horizontal_20_Line"/>
      <text:h text:style-name="P22" text:outline-level="2"><text:bookmark-start text:name="__RefHeading___Toc7216_1018700038"/><text:soft-page-break/>Join new Frame<text:bookmark-end text:name="__RefHeading___Toc7216_1018700038"/></text:h>
      <text:p text:style-name="P5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5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6">Frame node functionality. Adds the selected node to a frame.</text:p>
      <text:p text:style-name="Horizontal_20_Line"/>
      <text:h text:style-name="Heading_20_2" text:outline-level="2"><draw:frame draw:style-name="fr2" draw:name="Bild1" text:anchor-type="paragraph" svg:y="0.432cm" svg:width="8.04cm" svg:height="1.829cm" draw:z-index="1"><draw:image xlink:href="Pictures/10000000000001DB0000006C5D2128B1793B32DE.jpg" xlink:type="simple" xlink:show="embed" xlink:actuate="onLoad" draw:mime-type="image/jpe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7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7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7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7">Removes all connections from the selected node by dragging.</text:p>
      <text:h text:style-name="Heading_20_3" text:outline-level="3"><draw:frame draw:style-name="fr2" draw:name="Bild10" text:anchor-type="paragraph" svg:y="0.3cm" svg:width="4.35cm" svg:height="2.221cm" draw:z-index="10"><draw:image xlink:href="Pictures/100000000000020200000106871B5B659E8445D8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26">Allows you to mute links instead of disconnecting it by painting over the link connection. To unmute, use the tool again.</text:p>
      <text:p text:style-name="Horizontal_20_Line"/>
      <text:h text:style-name="Heading_20_2" text:outline-level="2"><draw:frame draw:style-name="fr2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8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8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8">Moves the selected to outside of the node group, and removes it from the node group.</text:p>
      <text:p text:style-name="Horizontal_20_Line"/>
      <text:h text:style-name="Heading_20_2" text:outline-level="2"><draw:frame draw:style-name="fr2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9">Here you find hide options to make the display of nodes more compact.</text:p>
      <text:p text:style-name="P9"/>
      <text:p text:style-name="P9"><draw:frame draw:style-name="fr2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4">an image node.</text:span></text:p>
      <text:p text:style-name="P9"/>
      <text:p text:style-name="P9"/>
      <text:p text:style-name="P9"/>
      <text:h text:style-name="Heading_20_3" text:outline-level="3"><draw:frame draw:style-name="fr2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9">Hides everything but input and output dots. To view the full node again perform the operator again. It's a toggle.<text:span text:style-name="T4"> Or click at the triangle left besides the node name.</text:span></text:p>
      <text:h text:style-name="Heading_20_3" text:outline-level="3"><draw:frame draw:style-name="fr2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9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0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0"><draw:frame draw:style-name="fr2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0"/>
      <text:p text:style-name="P10"/>
      <text:h text:style-name="Heading_20_3" text:outline-level="3"><draw:frame draw:style-name="fr3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1">Hides away the properties.</text:p>
      <text:h text:style-name="Heading_20_3" text:outline-level="3"><draw:frame draw:style-name="fr2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1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2"><text:span text:style-name="T6">This is a compositing feature that does not belong to the </text:span><text:span text:style-name="T5">Geometry Nodes</text:span><text:span text:style-name="T6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3">This is a compositing feature that does not belong to the <text:span text:style-name="T5">Geometry Nodes</text:span> editor. It shares the menu with the Compositor Editor though. And so you see this menu items. It is deactivated. You can't use it in the <text:span text:style-name="T5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7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4M37S</meta:editing-duration>
    <meta:editing-cycles>829</meta:editing-cycles>
    <meta:generator>LibreOffice/7.0.4.2$Windows_X86_64 LibreOffice_project/dcf040e67528d9187c66b2379df5ea4407429775</meta:generator>
    <dc:date>2021-03-22T18:08:51.211000000</dc:date>
    <meta:document-statistic meta:table-count="2" meta:image-count="12" meta:object-count="0" meta:page-count="5" meta:paragraph-count="97" meta:word-count="670" meta:character-count="3774" meta:non-whitespace-character-count="3198"/>
    <meta:template xlink:type="simple" xlink:actuate="onRequest" xlink:title="standard1cm" xlink:href="../../../AppData/Roaming/LibreOffice/4/user/template/standard1cm.ott" meta:date="2016-03-29T10:15:31.334000000"/>
  </office:meta>
</office:document-meta>
</file>